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1" svg:font-family="'Lohit Devanagari'"/>
    <style:font-face style:name="Segoe UI Semibold" svg:font-family="'Segoe UI Semibold', 'wf segoe-ui semibold', 'wf segoe-ui normal', 'Segoe UI', 'Segoe WP', Tahoma, Arial, sans-serif"/>
    <style:font-face style:name="Segoe UI" svg:font-family="'Segoe UI', 'Segoe UI Web', 'wf segoe-ui normal', 'Helvetica Neue', 'BBAlpha Sans', 'S60 Sans', Arial, sans-serif"/>
    <style:font-face style:name="Caladea" svg:font-family="Caladea" style:font-adornments="Regular"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Calibri" svg:font-family="Calibri" style:font-family-generic="swiss"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
      <style:table-properties style:width="6.925in" style:page-number="auto" table:align="left" style:shadow="none" style:may-break-between-rows="true" style:writing-mode="page" table:border-model="collapsing"/>
    </style:style>
    <style:style style:name="Table1.A" style:family="table-column">
      <style:table-column-properties style:column-width="0.9326in"/>
    </style:style>
    <style:style style:name="Table1.B" style:family="table-column">
      <style:table-column-properties style:column-width="5.9924in"/>
    </style:style>
    <style:style style:name="Table1.1" style:family="table-row">
      <style:table-row-properties fo:background-color="#dadada" fo:keep-together="auto">
        <style:background-image/>
      </style:table-row-properties>
    </style:style>
    <style:style style:name="Table1.A1" style:family="table-cell">
      <style:table-cell-properties style:vertical-align="middle" fo:background-color="#00599d" fo:padding="0.0382in" fo:border-left="none" fo:border-right="none" fo:border-top="1pt solid #00599d" fo:border-bottom="none" style:writing-mode="page">
        <style:background-image/>
      </style:table-cell-properties>
    </style:style>
    <style:style style:name="Table1.2" style:family="table-row">
      <style:table-row-properties fo:background-color="#f4f4f4">
        <style:background-image/>
      </style:table-row-properties>
    </style:style>
    <style:style style:name="Table1.A2" style:family="table-cell">
      <style:table-cell-properties style:vertical-align="middle" fo:background-color="transparent" fo:padding="0.0382in" fo:border="none" style:writing-mode="page">
        <style:background-image/>
      </style:table-cell-properties>
    </style:style>
    <style:style style:name="Table1.B2" style:family="table-cell" style:data-style-name="N20000">
      <style:table-cell-properties style:vertical-align="middle" fo:background-color="transparent" fo:padding="0.0382in" fo:border="none" style:writing-mode="page">
        <style:background-image/>
      </style:table-cell-properties>
    </style:style>
    <style:style style:name="Table1.3" style:family="table-row">
      <style:table-row-properties fo:background-color="#f4f4f4">
        <style:background-image/>
      </style:table-row-properties>
    </style:style>
    <style:style style:name="Table1.A3" style:family="table-cell">
      <style:table-cell-properties style:vertical-align="middle" fo:background-color="#adc5e7" fo:padding="0.0382in" fo:border="none" style:writing-mode="page">
        <style:background-image/>
      </style:table-cell-properties>
    </style:style>
    <style:style style:name="Table1.B3" style:family="table-cell" style:data-style-name="N20000">
      <style:table-cell-properties style:vertical-align="middle" fo:background-color="#adc5e7" fo:padding="0.0382in" fo:border="none" style:writing-mode="page">
        <style:background-image/>
      </style:table-cell-properties>
    </style:style>
    <style:style style:name="Table1.4" style:family="table-row">
      <style:table-row-properties fo:background-color="#f4f4f4">
        <style:background-image/>
      </style:table-row-properties>
    </style:style>
    <style:style style:name="Table1.5" style:family="table-row">
      <style:table-row-properties fo:background-color="#f4f4f4">
        <style:background-image/>
      </style:table-row-properties>
    </style:style>
    <style:style style:name="Table1.6" style:family="table-row">
      <style:table-row-properties fo:background-color="#f4f4f4">
        <style:background-image/>
      </style:table-row-properties>
    </style:style>
    <style:style style:name="Table1.7" style:family="table-row">
      <style:table-row-properties fo:background-color="#f4f4f4">
        <style:background-image/>
      </style:table-row-properties>
    </style:style>
    <style:style style:name="Table1.8" style:family="table-row">
      <style:table-row-properties fo:background-color="#f4f4f4">
        <style:background-image/>
      </style:table-row-properties>
    </style:style>
    <style:style style:name="Table1.9" style:family="table-row">
      <style:table-row-properties fo:background-color="#f4f4f4">
        <style:background-image/>
      </style:table-row-properties>
    </style:style>
    <style:style style:name="Table1.10" style:family="table-row">
      <style:table-row-properties fo:background-color="#f4f4f4">
        <style:background-image/>
      </style:table-row-properties>
    </style:style>
    <style:style style:name="Table1.B10" style:family="table-cell">
      <style:table-cell-properties style:vertical-align="middle" fo:background-color="transparent" fo:padding="0.0382in" fo:border="none" style:writing-mode="page">
        <style:background-image/>
      </style:table-cell-properties>
    </style:style>
    <style:style style:name="Table1.11" style:family="table-row">
      <style:table-row-properties fo:background-color="#f4f4f4">
        <style:background-image/>
      </style:table-row-properties>
    </style:style>
    <style:style style:name="Table1.B11" style:family="table-cell">
      <style:table-cell-properties style:vertical-align="middle" fo:background-color="#adc5e7" fo:padding="0.0382in" fo:border="none" style:writing-mode="page">
        <style:background-image/>
      </style:table-cell-properties>
    </style:style>
    <style:style style:name="Table1.12" style:family="table-row">
      <style:table-row-properties fo:background-color="#f4f4f4" fo:keep-together="auto">
        <style:background-image/>
      </style:table-row-properties>
    </style:style>
    <style:style style:name="Table1.A12" style:family="table-cell">
      <style:table-cell-properties style:vertical-align="middle" fo:background-color="transparent" fo:padding="0.0382in" fo:border-left="none" fo:border-right="none" fo:border-top="none" fo:border-bottom="1pt solid #00599d" style:writing-mode="page">
        <style:background-image/>
      </style:table-cell-properties>
    </style:style>
    <style:style style:name="Table1.B12" style:family="table-cell" style:data-style-name="N20000">
      <style:table-cell-properties style:vertical-align="middle" fo:background-color="transparent" fo:padding="0.0382in" fo:border-left="none" fo:border-right="none" fo:border-top="none" fo:border-bottom="1pt solid #00599d" style:writing-mode="page">
        <style:background-image/>
      </style:table-cell-properties>
    </style:style>
    <style:style style:name="P1" style:family="paragraph" style:parent-style-name="Text_20_body">
      <style:paragraph-properties fo:margin-top="0in" fo:margin-bottom="0.1402in" loext:contextual-spacing="false"/>
    </style:style>
    <style:style style:name="P2" style:family="paragraph" style:parent-style-name="Standard">
      <style:paragraph-properties fo:margin-top="0in" fo:margin-bottom="0.1402in" loext:contextual-spacing="false"/>
    </style:style>
    <style:style style:name="P3" style:family="paragraph" style:parent-style-name="Table_20_Contents">
      <style:paragraph-properties fo:margin-top="0.1457in" fo:margin-bottom="0.1457in" loext:contextual-spacing="false" fo:line-height="150%" fo:text-align="start" style:justify-single-word="false" fo:padding="0in" fo:border="none"/>
      <style:text-properties fo:color="#000000" style:text-outline="false" style:text-line-through-style="none" style:text-line-through-type="none" style:font-name="Carlito"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Table_20_Contents">
      <style:paragraph-properties fo:margin-left="0in" fo:margin-right="0in" fo:margin-top="0.1457in" fo:margin-bottom="0.1457in" loext:contextual-spacing="false" fo:line-height="150%" fo:text-align="start" style:justify-single-word="false" fo:text-indent="0in" style:auto-text-indent="false" fo:padding="0in" fo:border="none"/>
      <style:text-properties fo:color="#000000" style:text-outline="false" style:text-line-through-style="none" style:text-line-through-type="none" style:font-name="Carlito"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Table_20_Heading">
      <style:paragraph-properties fo:margin-top="0.1457in" fo:margin-bottom="0.1457in" loext:contextual-spacing="false" fo:line-height="150%" fo:text-align="start" style:justify-single-word="false" fo:padding="0in" fo:border="none"/>
      <style:text-properties fo:color="#ffffff" style:text-outline="false" style:text-line-through-style="none" style:text-line-through-type="none" style:font-name="Carlito"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6" style:family="paragraph" style:parent-style-name="Table_20_Heading">
      <style:paragraph-properties fo:margin-left="0in" fo:margin-right="0in" fo:margin-top="0.1457in" fo:margin-bottom="0.1457in" loext:contextual-spacing="false" fo:line-height="150%" fo:text-align="start" style:justify-single-word="false" fo:text-indent="0in" style:auto-text-indent="false" fo:padding="0in" fo:border="none"/>
      <style:text-properties fo:color="#ffffff" style:text-outline="false" style:text-line-through-style="none" style:text-line-through-type="none" style:font-name="Carlito"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T1" style:family="text">
      <style:text-properties fo:color="#333333" fo:font-weight="normal" style:font-weight-asian="normal" style:font-weight-complex="normal"/>
    </style:style>
    <style:style style:name="T2" style:family="text">
      <style:text-properties fo:color="#1e1e1e" style:font-name="Segoe UI"/>
    </style:style>
    <style:style style:name="T3" style:family="text">
      <style:text-properties fo:color="#006cb4" style:text-line-through-style="none" style:text-line-through-type="none" style:font-name="Segoe UI" style:text-underline-style="none" style:text-blinking="false"/>
    </style:style>
    <style:style style:name="T4" style:family="text">
      <style:text-properties fo:color="#006cb4" style:font-name="Segoe UI" style:text-blinking="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tblID0EAAUAAA"/></text:p>
      <table:table table:name="Table1" table:style-name="Table1" table:template-name="Blue Alternating Rows">
        <table:table-column table:style-name="Table1.A"/>
        <table:table-column table:style-name="Table1.B"/>
        <table:table-row table:style-name="Table1.1">
          <table:table-cell table:style-name="Table1.A1" office:value-type="string">
            <text:p text:style-name="P5">Function</text:p>
          </table:table-cell>
          <table:table-cell table:style-name="Table1.A1" office:value-type="string">
            <text:p text:style-name="P6">Description</text:p>
          </table:table-cell>
        </table:table-row>
        <table:table-row table:style-name="Table1.2">
          <table:table-cell table:style-name="Table1.A2" office:value-type="string">
            <text:p text:style-name="P4"><text:a xlink:type="simple" xlink:href="https://support.office.com/en-us/article/sum-function-043e1c7d-7726-4e80-8f32-07b23e057f89" text:style-name="Internet_20_link" text:visited-style-name="Visited_20_Internet_20_Link"><text:span text:style-name="T3">SUM function</text:span></text:a></text:p>
          </table:table-cell>
          <table:table-cell table:style-name="Table1.B2" office:value-type="float" office:value="0">
            <text:p text:style-name="P4">Use this function to add the values in cells.</text:p>
          </table:table-cell>
        </table:table-row>
        <table:table-row table:style-name="Table1.3">
          <table:table-cell table:style-name="Table1.A3" office:value-type="string">
            <text:p text:style-name="P4"><text:a xlink:type="simple" xlink:href="https://support.office.com/en-us/article/if-function-69aed7c9-4e8a-4755-a9bc-aa8bbff73be2" text:style-name="Internet_20_link" text:visited-style-name="Visited_20_Internet_20_Link"><text:span text:style-name="T3">IF function</text:span></text:a></text:p>
          </table:table-cell>
          <table:table-cell table:style-name="Table1.B3" office:value-type="float" office:value="0">
            <text:p text:style-name="P4"><text:span text:style-name="T2">Use this function to return one value if a condition is true and another value if it's false. </text:span><text:a xlink:type="simple" xlink:href="https://support.office.com/en-us/article/3f12e6c7-887b-487e-a8f3-31742d060729" text:style-name="Internet_20_link" text:visited-style-name="Visited_20_Internet_20_Link"><text:span text:style-name="T3">Here's a video about using the IF function</text:span></text:a><text:span text:style-name="T2">.</text:span></text:p>
          </table:table-cell>
        </table:table-row>
        <table:table-row table:style-name="Table1.4">
          <table:table-cell table:style-name="Table1.A2" office:value-type="string">
            <text:p text:style-name="P4"><text:a xlink:type="simple" xlink:href="https://support.office.com/en-us/article/lookup-function-446d94af-663b-451d-8251-369d5e3864cb" text:style-name="Internet_20_link" text:visited-style-name="Visited_20_Internet_20_Link"><text:span text:style-name="T3">LOOKUP function</text:span></text:a></text:p>
          </table:table-cell>
          <table:table-cell table:style-name="Table1.B2" office:value-type="float" office:value="0">
            <text:p text:style-name="P4">Use this function when you need to look in a single row or column and find a value from the same position in a second row or column.</text:p>
          </table:table-cell>
        </table:table-row>
        <table:table-row table:style-name="Table1.5">
          <table:table-cell table:style-name="Table1.A3" office:value-type="string">
            <text:p text:style-name="P4"><text:a xlink:type="simple" xlink:href="https://support.office.com/en-us/article/vlookup-function-0bbc8083-26fe-4963-8ab8-93a18ad188a1" text:style-name="Internet_20_link" text:visited-style-name="Visited_20_Internet_20_Link"><text:span text:style-name="T3">VLOOKUP function</text:span></text:a></text:p>
          </table:table-cell>
          <table:table-cell table:style-name="Table1.B3" office:value-type="float" office:value="0">
            <text:p text:style-name="P4"><text:span text:style-name="T2">Use this function when you need to find things in a table or a range by row. For example, look up an employee's last name by her employee number, or find her phone number by looking up her last name (just like a telephone book). </text:span><text:a xlink:type="simple" xlink:href="https://support.office.com/en-us/article/video-vlookup-when-and-how-to-use-it-9a86157a-5542-4148-a536-724823014785" text:style-name="Internet_20_link" text:visited-style-name="Visited_20_Internet_20_Link"><text:span text:style-name="T3">Check out this video about using VLOOKUP</text:span></text:a><text:span text:style-name="T2">.</text:span></text:p>
          </table:table-cell>
        </table:table-row>
        <table:table-row table:style-name="Table1.6">
          <table:table-cell table:style-name="Table1.A2" office:value-type="string">
            <text:p text:style-name="P4"><text:a xlink:type="simple" xlink:href="https://support.office.com/en-us/article/match-function-e8dffd45-c762-47d6-bf89-533f4a37673a" text:style-name="Internet_20_link" text:visited-style-name="Visited_20_Internet_20_Link"><text:span text:style-name="T3">MATCH function</text:span></text:a></text:p>
          </table:table-cell>
          <table:table-cell table:style-name="Table1.B2" office:value-type="float" office:value="0">
            <text:p text:style-name="P4">Use this function to search for an item in a range of cells, and then return the relative position of that item in the range. For example, if the range A1:A3 contains the values 5, 7, and 38, then the formula =MATCH(7,A1:A3,0) returns the number 2, because 7 is the second item in the range.</text:p>
          </table:table-cell>
        </table:table-row>
        <table:table-row table:style-name="Table1.7">
          <table:table-cell table:style-name="Table1.A3" office:value-type="string">
            <text:p text:style-name="P4"><text:a xlink:type="simple" xlink:href="https://support.office.com/en-us/article/choose-function-fc5c184f-cb62-4ec7-a46e-38653b98f5bc" text:style-name="Internet_20_link" text:visited-style-name="Visited_20_Internet_20_Link"><text:span text:style-name="T3">CHOOSE function</text:span></text:a></text:p>
          </table:table-cell>
          <table:table-cell table:style-name="Table1.B3" office:value-type="float" office:value="0">
            <text:p text:style-name="P4">Use this function to select one of up to 254 values based on the index number. For example, if value1 through value7 are the days of the week, CHOOSE returns one of the days when a number between 1 and 7 is used as index_num.</text:p>
          </table:table-cell>
        </table:table-row>
        <table:table-row table:style-name="Table1.8">
          <table:table-cell table:style-name="Table1.A2" office:value-type="string">
            <text:p text:style-name="P4"><text:a xlink:type="simple" xlink:href="https://support.office.com/en-us/article/date-function-e36c0c8c-4104-49da-ab83-82328b832349" text:style-name="Internet_20_link" text:visited-style-name="Visited_20_Internet_20_Link"><text:span text:style-name="T3">DATE function</text:span></text:a></text:p>
          </table:table-cell>
          <table:table-cell table:style-name="Table1.B2" office:value-type="float" office:value="0">
            <text:p text:style-name="P3">Use this function to return the sequential serial number that represents a particular date. This function is most useful in situations where the year, month, and day are supplied by formulas or cell references. For example, you might have a worksheet that contains dates in a format <text:soft-page-break/>that Excel does not recognize, such as YYYYMMDD.</text:p>
            <text:p text:style-name="P4"><text:span text:style-name="T2">Use the </text:span><text:a xlink:type="simple" xlink:href="https://support.office.com/en-us/article/datedif-function-25dba1a4-2812-480b-84dd-8b32a451b35c" text:style-name="Internet_20_link" text:visited-style-name="Visited_20_Internet_20_Link"><text:span text:style-name="T3">DATEDIF</text:span></text:a><text:span text:style-name="T2"> function to calculate the number of days, months, or years between two dates.</text:span></text:p>
          </table:table-cell>
        </table:table-row>
        <table:table-row table:style-name="Table1.9">
          <table:table-cell table:style-name="Table1.A3" office:value-type="string">
            <text:p text:style-name="P4"><text:a xlink:type="simple" xlink:href="https://support.office.com/en-us/article/days-function-57740535-d549-4395-8728-0f07bff0b9df" text:style-name="Internet_20_link" text:visited-style-name="Visited_20_Internet_20_Link"><text:span text:style-name="T3">DAYS function</text:span></text:a></text:p>
          </table:table-cell>
          <table:table-cell table:style-name="Table1.B3" office:value-type="float" office:value="0">
            <text:p text:style-name="P4">Use this function to return the number of days between two dates.</text:p>
          </table:table-cell>
        </table:table-row>
        <table:table-row table:style-name="Table1.10">
          <table:table-cell table:style-name="Table1.A2" office:value-type="string">
            <text:p text:style-name="P4"><text:a xlink:type="simple" xlink:href="https://support.office.com/en-us/article/find-findb-functions-c7912941-af2a-4bdf-a553-d0d89b0a0628" text:style-name="Internet_20_link" text:visited-style-name="Visited_20_Internet_20_Link"><text:span text:style-name="T3">FIND, FINDB functions</text:span></text:a></text:p>
          </table:table-cell>
          <table:table-cell table:style-name="Table1.B10" office:value-type="string">
            <text:p text:style-name="P4">FIND and FINDB locate one text string within a second text string. They return the number of the starting position of the first text string from the first character of the second text string.</text:p>
          </table:table-cell>
        </table:table-row>
        <table:table-row table:style-name="Table1.11">
          <table:table-cell table:style-name="Table1.A3" office:value-type="string">
            <text:p text:style-name="P4"><text:a xlink:type="simple" xlink:href="https://support.office.com/en-us/article/index-function-a5dcf0dd-996d-40a4-a822-b56b061328bd" text:style-name="Internet_20_link" text:visited-style-name="Visited_20_Internet_20_Link"><text:span text:style-name="T4">INDEX function</text:span></text:a></text:p>
          </table:table-cell>
          <table:table-cell table:style-name="Table1.B11" office:value-type="string">
            <text:p text:style-name="P3">Use this function to return a value or the reference to a value from within a table or range.</text:p>
          </table:table-cell>
        </table:table-row>
        <table:table-row table:style-name="Table1.12">
          <table:table-cell table:style-name="Table1.A12" office:value-type="string">
            <text:p text:style-name="P4"><text:span text:style-name="T3"/></text:p>
          </table:table-cell>
          <table:table-cell table:style-name="Table1.B12">
            <text:p text:style-name="P3"/>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1" svg:font-family="'Lohit Devanagari'"/>
    <style:font-face style:name="Segoe UI Semibold" svg:font-family="'Segoe UI Semibold', 'wf segoe-ui semibold', 'wf segoe-ui normal', 'Segoe UI', 'Segoe WP', Tahoma, Arial, sans-serif"/>
    <style:font-face style:name="Segoe UI" svg:font-family="'Segoe UI', 'Segoe UI Web', 'wf segoe-ui normal', 'Helvetica Neue', 'BBAlpha Sans', 'S60 Sans', Arial, sans-serif"/>
    <style:font-face style:name="Caladea" svg:font-family="Caladea" style:font-adornments="Regular"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Calibri" svg:font-family="Calibri" style:font-family-generic="swiss"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398in" loext:contextual-spacing="false" fo:line-height="115%" style:shadow="none" style:writing-mode="page"/>
      <style:text-properties style:font-name="Calibri" fo:font-family="Calibri" style:font-family-generic="swiss" style:font-pitch="variable" fo:font-size="11pt" style:font-size-asian="11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fo:padding="0.0193in"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padding="0.0193in"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normal" style:font-size-asian="75%" style:font-weight-asian="normal" style:font-size-complex="75%"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20000" number:language="en" number:country="US">
      <number:number number:min-integer-digits="1"/>
    </number:number-style>
    <number:text-style style:name="N20100" number:language="en" number:country="US">
      <number:text-content/>
    </number:text-style>
    <style:style style:name="Blue_20_Alternating_20_Rows.1" style:display-name="Blue Alternating Rows.1" style:family="table-cell" style:data-style-name="N20100">
      <style:table-cell-properties fo:background-color="#00599d" fo:border-top="0.99pt solid #00599d"/>
      <style:text-properties fo:color="#ffffff" fo:font-size="11pt" fo:font-weight="bold" style:font-name="Carlito" fo:font-family="Carlito" style:font-style-name="Regular" style:font-family-generic="swiss" style:font-size-asian="10.5pt" style:font-name-asian="Source Han Sans CN Regular" style:font-family-asian="'Source Han Sans CN Regular'" style:font-name-complex="Lohit Devanagari" style:font-family-complex="'Lohit Devanagari'"/>
    </style:style>
    <style:style style:name="Blue_20_Alternating_20_Rows.2" style:display-name="Blue Alternating Rows.2" style:family="table-cell" style:data-style-name="N20000">
      <style:table-cell-properties fo:border-bottom="0.99pt solid #00599d"/>
      <style:text-properties fo:font-size="11pt" style:font-name="Carlito" fo:font-family="Carlito" style:font-style-name="Regular" style:font-family-generic="swiss" style:font-size-asian="10.5pt" style:font-name-asian="Source Han Sans CN Regular" style:font-family-asian="'Source Han Sans CN Regular'" style:font-name-complex="Lohit Devanagari" style:font-family-complex="'Lohit Devanagari'"/>
    </style:style>
    <style:style style:name="Blue_20_Alternating_20_Rows.3" style:display-name="Blue Alternating Rows.3" style:family="table-cell" style:data-style-name="N20100">
      <style:text-properties fo:font-size="11pt" style:font-name="Carlito" fo:font-family="Carlito" style:font-style-name="Regular" style:font-family-generic="swiss" style:font-size-asian="10.5pt" style:font-name-asian="Source Han Sans CN Regular" style:font-family-asian="'Source Han Sans CN Regular'" style:font-name-complex="Lohit Devanagari" style:font-family-complex="'Lohit Devanagari'"/>
    </style:style>
    <style:style style:name="Blue_20_Alternating_20_Rows.4" style:display-name="Blue Alternating Rows.4" style:family="table-cell" style:data-style-name="N20000">
      <style:text-properties fo:font-size="11pt" style:font-name="Carlito" fo:font-family="Carlito" style:font-style-name="Regular" style:font-family-generic="swiss" style:font-size-asian="10.5pt" style:font-name-asian="Source Han Sans CN Regular" style:font-family-asian="'Source Han Sans CN Regular'" style:font-name-complex="Lohit Devanagari" style:font-family-complex="'Lohit Devanagari'"/>
    </style:style>
    <style:style style:name="Blue_20_Alternating_20_Rows.5" style:display-name="Blue Alternating Rows.5" style:family="table-cell" style:data-style-name="N20000">
      <style:text-properties fo:font-size="11pt" style:font-name="Carlito" fo:font-family="Carlito" style:font-style-name="Regular" style:font-family-generic="swiss" style:font-size-asian="10.5pt" style:font-name-asian="Source Han Sans CN Regular" style:font-family-asian="'Source Han Sans CN Regular'" style:font-name-complex="Lohit Devanagari" style:font-family-complex="'Lohit Devanagari'"/>
    </style:style>
    <style:style style:name="Blue_20_Alternating_20_Rows.6" style:display-name="Blue Alternating Rows.6" style:family="table-cell" style:data-style-name="N20100">
      <style:table-cell-properties fo:background-color="#adc5e7"/>
      <style:text-properties fo:font-size="11pt" style:font-name="Carlito" fo:font-family="Carlito" style:font-style-name="Regular" style:font-family-generic="swiss" style:font-size-asian="10.5pt" style:font-name-asian="Source Han Sans CN Regular" style:font-family-asian="'Source Han Sans CN Regular'" style:font-name-complex="Lohit Devanagari" style:font-family-complex="'Lohit Devanagari'"/>
    </style:style>
    <style:style style:name="Blue_20_Alternating_20_Rows.7" style:display-name="Blue Alternating Rows.7" style:family="table-cell" style:data-style-name="N20000">
      <style:text-properties fo:font-size="11pt" style:font-name="Carlito" fo:font-family="Carlito" style:font-style-name="Regular" style:font-family-generic="swiss" style:font-size-asian="10.5pt" style:font-name-asian="Source Han Sans CN Regular" style:font-family-asian="'Source Han Sans CN Regular'" style:font-name-complex="Lohit Devanagari" style:font-family-complex="'Lohit Devanagari'"/>
    </style:style>
    <style:style style:name="Blue_20_Alternating_20_Rows.8" style:display-name="Blue Alternating Rows.8" style:family="table-cell" style:data-style-name="N20000">
      <style:table-cell-properties fo:background-color="#adc5e7"/>
      <style:text-properties fo:font-size="11pt" style:font-name="Carlito" fo:font-family="Carlito" style:font-style-name="Regular" style:font-family-generic="swiss" style:font-size-asian="10.5pt" style:font-name-asian="Source Han Sans CN Regular" style:font-family-asian="'Source Han Sans CN Regular'" style:font-name-complex="Lohit Devanagari" style:font-family-complex="'Lohit Devanagari'"/>
    </style:style>
    <style:style style:name="Blue_20_Alternating_20_Rows.9" style:display-name="Blue Alternating Rows.9" style:family="table-cell" style:data-style-name="N20000">
      <style:table-cell-properties fo:background-color="#adc5e7"/>
      <style:text-properties fo:font-size="11pt" style:font-name="Carlito" fo:font-family="Carlito" style:font-style-name="Regular" style:font-family-generic="swiss" style:font-size-asian="10.5pt" style:font-name-asian="Source Han Sans CN Regular" style:font-family-asian="'Source Han Sans CN Regular'" style:font-name-complex="Lohit Devanagari" style:font-family-complex="'Lohit Devanagari'"/>
    </style:style>
    <style:style style:name="Blue_20_Alternating_20_Rows.10" style:display-name="Blue Alternating Rows.10" style:family="table-cell" style:data-style-name="N20000">
      <style:table-cell-properties fo:background-color="#adc5e7"/>
      <style:text-properties fo:font-size="11pt" style:font-name="Carlito" fo:font-family="Carlito" style:font-style-name="Regular" style:font-family-generic="swiss" style:font-size-asian="10.5pt" style:font-name-asian="Source Han Sans CN Regular" style:font-family-asian="'Source Han Sans CN Regular'" style:font-name-complex="Lohit Devanagari" style:font-family-complex="'Lohit Devanagari'"/>
    </style:style>
    <style:style style:name="Blue_20_Alternating_20_Rows.11" style:display-name="Blue Alternating Rows.11" style:family="table-cell" style:data-style-name="N20100">
      <style:table-cell-properties fo:background-color="#00599d" fo:border-top="0.99pt solid #00599d"/>
      <style:text-properties fo:color="#ffffff" fo:font-size="11pt" fo:font-weight="bold" style:font-name="Carlito" fo:font-family="Carlito" style:font-style-name="Regular" style:font-family-generic="swiss" style:font-size-asian="10.5pt" style:font-name-asian="Source Han Sans CN Regular" style:font-family-asian="'Source Han Sans CN Regular'" style:font-name-complex="Lohit Devanagari" style:font-family-complex="'Lohit Devanagari'"/>
    </style:style>
    <style:style style:name="Blue_20_Alternating_20_Rows.12" style:display-name="Blue Alternating Rows.12" style:family="table-cell" style:data-style-name="N20100">
      <style:table-cell-properties fo:background-color="#00599d" fo:border-top="0.99pt solid #00599d"/>
      <style:text-properties fo:color="#ffffff" fo:font-size="11pt" fo:font-weight="bold" style:font-name="Carlito" fo:font-family="Carlito" style:font-style-name="Regular" style:font-family-generic="swiss" style:font-size-asian="10.5pt" style:font-name-asian="Source Han Sans CN Regular" style:font-family-asian="'Source Han Sans CN Regular'" style:font-name-complex="Lohit Devanagari" style:font-family-complex="'Lohit Devanagari'"/>
    </style:style>
    <style:style style:name="Blue_20_Alternating_20_Rows.13" style:display-name="Blue Alternating Rows.13" style:family="table-cell" style:data-style-name="N20100">
      <style:table-cell-properties fo:border-bottom="0.99pt solid #00599d"/>
      <style:text-properties fo:font-size="11pt" style:font-name="Carlito" fo:font-family="Carlito" style:font-style-name="Regular" style:font-family-generic="swiss" style:font-size-asian="10.5pt" style:font-name-asian="Source Han Sans CN Regular" style:font-family-asian="'Source Han Sans CN Regular'" style:font-name-complex="Lohit Devanagari" style:font-family-complex="'Lohit Devanagari'"/>
    </style:style>
    <style:style style:name="Blue_20_Alternating_20_Rows.14" style:display-name="Blue Alternating Rows.14" style:family="table-cell" style:data-style-name="N20000">
      <style:table-cell-properties fo:border-bottom="0.99pt solid #00599d"/>
      <style:text-properties fo:font-size="11pt" style:font-name="Carlito" fo:font-family="Carlito" style:font-style-name="Regular" style:font-family-generic="swiss" style:font-size-asian="10.5pt" style:font-name-asian="Source Han Sans CN Regular" style:font-family-asian="'Source Han Sans CN Regular'" style:font-name-complex="Lohit Devanagari" style:font-family-complex="'Lohit Devanagari'"/>
    </style:style>
    <style:style style:name="Blue_20_Alternating_20_Rows.15" style:display-name="Blue Alternating Rows.15" style:family="table-cell" style:data-style-name="N20100">
      <style:table-cell-properties fo:background-color="#00599d" fo:border-top="0.99pt solid #00599d"/>
      <style:text-properties fo:color="#ffffff" fo:font-size="11pt" fo:font-weight="bold" style:font-name="Carlito" fo:font-family="Carlito" style:font-style-name="Regular" style:font-family-generic="swiss" style:font-size-asian="10.5pt" style:font-name-asian="Source Han Sans CN Regular" style:font-family-asian="'Source Han Sans CN Regular'" style:font-name-complex="Lohit Devanagari" style:font-family-complex="'Lohit Devanagari'"/>
    </style:style>
    <style:style style:name="Blue_20_Alternating_20_Rows.16" style:display-name="Blue Alternating Rows.16" style:family="table-cell" style:data-style-name="N20000">
      <style:table-cell-properties fo:border-bottom="0.99pt solid #00599d"/>
      <style:text-properties fo:font-size="11pt" style:font-name="Carlito" fo:font-family="Carlito" style:font-style-name="Regular" style:font-family-generic="swiss" style:font-size-asian="10.5pt" style:font-name-asian="Source Han Sans CN Regular" style:font-family-asian="'Source Han Sans CN Regular'" style:font-name-complex="Lohit Devanagari" style:font-family-complex="'Lohit Devanagari'"/>
    </style:style>
    <table:table-template table:name="Blue Alternating Rows" table:first-row-end-column="row" table:first-row-start-column="row" table:last-row-end-column="row" table:last-row-start-column="row">
      <table:first-row table:style-name="Blue_20_Alternating_20_Rows.1"/>
      <table:last-row table:style-name="Blue_20_Alternating_20_Rows.2"/>
      <table:first-column table:style-name="Blue_20_Alternating_20_Rows.3"/>
      <table:last-column table:style-name="Blue_20_Alternating_20_Rows.4"/>
      <table:body table:style-name="Blue_20_Alternating_20_Rows.9"/>
      <table:even-rows table:style-name="Blue_20_Alternating_20_Rows.5"/>
      <table:odd-rows table:style-name="Blue_20_Alternating_20_Rows.6"/>
      <table:even-columns table:style-name="Blue_20_Alternating_20_Rows.7"/>
      <table:odd-columns table:style-name="Blue_20_Alternating_20_Rows.8"/>
      <table:background table:style-name="Blue_20_Alternating_20_Rows.10"/>
      <loext:first-row-even-column table:style-name="Blue_20_Alternating_20_Rows.15"/>
      <loext:last-row-even-column table:style-name="Blue_20_Alternating_20_Rows.16"/>
      <loext:first-row-end-column table:style-name="Blue_20_Alternating_20_Rows.12"/>
      <loext:first-row-start-column table:style-name="Blue_20_Alternating_20_Rows.11"/>
      <loext:last-row-end-column table:style-name="Blue_20_Alternating_20_Rows.14"/>
      <loext:last-row-start-column table:style-name="Blue_20_Alternating_20_Rows.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4T13:47:40.884000000</meta:creation-date>
    <dc:title>Default Document</dc:title>
    <meta:generator>LibreOffice/6.4.3.2$Windows_X86_64 LibreOffice_project/747b5d0ebf89f41c860ec2a39efd7cb15b54f2d8</meta:generator>
    <meta:editing-duration>PT4M11S</meta:editing-duration>
    <meta:editing-cycles>2</meta:editing-cycles>
    <meta:initial-creator>George Self</meta:initial-creator>
    <dc:date>2020-05-14T13:51:50.822000000</dc:date>
    <dc:creator>George Self</dc:creator>
    <meta:document-statistic meta:table-count="1" meta:image-count="0" meta:object-count="0" meta:page-count="2" meta:paragraph-count="23" meta:word-count="374" meta:character-count="2036" meta:non-whitespace-character-count="1685"/>
    <meta:template xlink:type="simple" xlink:actuate="onRequest" xlink:title="Default Document" xlink:href="file:///C:/Users/gself/AppData/Roaming/LibreOffice/4/user/template/Default%20Document1.ott" meta:date="2020-05-14T13:47:39.739000000"/>
  </office:meta>
</office:document-meta>
</file>